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size="26pt" style:font-size-asian="26pt" style:font-size-complex="26pt" fo:background-color="#F8F8F8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="Calibri Light" style:font-name-complex="Calibri Light" fo:font-size="26pt" style:font-size-asian="26pt" style:font-size-complex="26pt" fo:background-color="#F8F8F8" style:text-underline-type="single" style:text-underline-style="solid" style:text-underline-width="auto" style:text-underline-mode="continuous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" style:parent-style-name="Hyperlink" style:family="text">
      <style:text-properties fo:background-color="#F8F8F8"/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" style:parent-style-name="Hyperlink" style:family="text">
      <style:text-properties style:font-name-complex="Calibri Light" fo:background-color="#F8F8F8"/>
    </style:style>
    <style:style style:name="P7" style:parent-style-name="Normal" style:family="paragraph">
      <style:paragraph-properties fo:text-align="center"/>
      <style:text-properties style:font-name="Calibri Light" style:font-name-complex="Calibri Light" fo:font-size="20pt" style:font-size-asian="20pt" style:font-size-complex="20pt" fo:background-color="#F8F8F8" style:text-underline-type="single" style:text-underline-style="solid" style:text-underline-width="auto" style:text-underline-mode="continuous"/>
    </style:style>
    <style:style style:name="P8" style:parent-style-name="Heading1" style:family="paragraph">
      <style:text-properties fo:background-color="#F8F8F8"/>
    </style:style>
    <style:style style:name="T9" style:parent-style-name="DefaultParagraphFont" style:family="text">
      <style:text-properties style:font-name-complex="Calibri Light" fo:font-size="14pt" style:font-size-asian="14pt" style:font-size-complex="14pt" fo:background-color="#F8F8F8"/>
    </style:style>
  </office:automatic-styles>
  <office:body>
    <office:text text:use-soft-page-breaks="true">
      <text:p text:style-name="P1">File Browser</text:p>
      <text:p text:style-name="P2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38017692" office:target-frame-name="_top" xlink:show="replace"><text:span text:style-name="T4">Analysis</text:span><text:tab/>1</text:a></text:p>
          <text:p text:style-name="P5"><text:a xlink:href="#_Toc38017693" office:target-frame-name="_top" xlink:show="replace"><text:span text:style-name="T6">Problem<text:s/></text:span><text:span text:style-name="Hyperlink">background</text:span><text:tab/>1</text:a></text:p>
        </text:index-body>
      </text:table-of-content>
      <text:p text:style-name="Normal"/>
      <text:p text:style-name="P7"/>
      <text:h text:style-name="P8" text:outline-level="1"><text:bookmark-start text:name="_Toc38017692"/>Analysis<text:bookmark-end text:name="_Toc38017692"/></text:h>
      <text:p text:style-name="Normal"/>
      <text:h text:style-name="Heading2" text:outline-level="2"><text:bookmark-start text:name="_Toc38017693"/><text:span text:style-name="T9">Problem<text:s/></text:span>background<text:bookmark-end text:name="_Toc38017693"/></text:h>
      <text:p text:style-name="Normal"/>
      <text:p text:style-name="Normal">After helping a few family members with how to use some features in Windows file explorer I realiseds<text:s/>that most people don’t use a good portion of the built-in features of the application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line-height="106%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paragraph-properties fo:line-height="107%"/>
      <style:text-properties fo:language="en" fo:country="US" fo:hyphenate="fals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Edwards</meta:initial-creator>
    <dc:creator>Luke Edwards</dc:creator>
    <meta:creation-date>2020-04-17T11:12:00Z</meta:creation-date>
    <dc:date>2020-04-17T11:12:00Z</dc:date>
    <meta:template xlink:href="Normal.dotm" xlink:type="simple"/>
    <meta:editing-cycles>2</meta:editing-cycles>
    <meta:editing-duration>PT60S</meta:editing-duration>
    <meta:document-statistic meta:page-count="1" meta:paragraph-count="1" meta:word-count="64" meta:character-count="428" meta:row-count="3" meta:non-whitespace-character-count="365"/>
  </office:meta>
</office:document-meta>
</file>